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1"/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0">
      <style:text-properties fo:font-weight="bold" style:font-weight-asian="bold" style:font-weight-complex="bold"/>
    </style:style>
    <style:style style:name="ce9" style:family="table-cell" style:parent-style-name="Default" style:data-style-name="N114">
      <style:text-properties style:font-weight-asian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9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Baudrate</text:p>
          </table:table-cell>
          <table:table-cell table:style-name="ce1" office:value-type="string" calcext:value-type="string">
            <text:p>Data rate</text:p>
          </table:table-cell>
          <table:table-cell table:style-name="ce1" office:value-type="string" calcext:value-type="string">
            <text:p>Symbol length</text:p>
          </table:table-cell>
          <table:table-cell table:style-name="ce1" office:value-type="string" calcext:value-type="string">
            <text:p>Frame length</text:p>
          </table:table-cell>
          <table:table-cell table:style-name="ce3" table:number-columns-repeated="1008"/>
          <table:table-cell table:number-columns-repeated="12"/>
        </table:table-row>
        <table:table-row table:style-name="ro1">
          <table:table-cell office:value-type="float" office:value="9.6" calcext:value-type="float">
            <text:p>9,60 kBaud</text:p>
          </table:table-cell>
          <table:table-cell table:formula="of:=[.A2]/[.$B$14]*[.$B$15]" office:value-type="float" office:value="6.98181818181818" calcext:value-type="float">
            <text:p>6,98 kBit/s</text:p>
          </table:table-cell>
          <table:table-cell table:formula="of:=1/([.A2]*1000)*1000000" office:value-type="float" office:value="104.166666666667" calcext:value-type="float">
            <text:p>104,167 µs</text:p>
          </table:table-cell>
          <table:table-cell table:formula="of:=[.C2]*[.$B$14]" office:value-type="float" office:value="1145.83333333333" calcext:value-type="float">
            <text:p>1145,833 µs</text:p>
          </table:table-cell>
          <table:table-cell table:number-columns-repeated="1020"/>
        </table:table-row>
        <table:table-row table:style-name="ro1">
          <table:table-cell office:value-type="float" office:value="19.2" calcext:value-type="float">
            <text:p>19,20 kBaud</text:p>
          </table:table-cell>
          <table:table-cell table:formula="of:=[.A3]/[.$B$14]*[.$B$15]" office:value-type="float" office:value="13.9636363636364" calcext:value-type="float">
            <text:p>13,96 kBit/s</text:p>
          </table:table-cell>
          <table:table-cell table:formula="of:=1/([.A3]*1000)*1000000" office:value-type="float" office:value="52.0833333333333" calcext:value-type="float">
            <text:p>52,083 µs</text:p>
          </table:table-cell>
          <table:table-cell table:formula="of:=[.C3]*[.$B$14]" office:value-type="float" office:value="572.916666666667" calcext:value-type="float">
            <text:p>572,917 µs</text:p>
          </table:table-cell>
          <table:table-cell table:number-columns-repeated="1020"/>
        </table:table-row>
        <table:table-row table:style-name="ro1">
          <table:table-cell office:value-type="float" office:value="45.45" calcext:value-type="float">
            <text:p>45,45 kBaud</text:p>
          </table:table-cell>
          <table:table-cell table:formula="of:=[.A4]/[.$B$14]*[.$B$15]" office:value-type="float" office:value="33.0545454545455" calcext:value-type="float">
            <text:p>33,05 kBit/s</text:p>
          </table:table-cell>
          <table:table-cell table:formula="of:=1/([.A4]*1000)*1000000" office:value-type="float" office:value="22.002200220022" calcext:value-type="float">
            <text:p>22,002 µs</text:p>
          </table:table-cell>
          <table:table-cell table:formula="of:=[.C4]*[.$B$14]" office:value-type="float" office:value="242.024202420242" calcext:value-type="float">
            <text:p>242,024 µs</text:p>
          </table:table-cell>
          <table:table-cell table:number-columns-repeated="1020"/>
        </table:table-row>
        <table:table-row table:style-name="ro1">
          <table:table-cell office:value-type="float" office:value="93.75" calcext:value-type="float">
            <text:p>93,75 kBaud</text:p>
          </table:table-cell>
          <table:table-cell table:formula="of:=[.A5]/[.$B$14]*[.$B$15]" office:value-type="float" office:value="68.1818181818182" calcext:value-type="float">
            <text:p>68,18 kBit/s</text:p>
          </table:table-cell>
          <table:table-cell table:formula="of:=1/([.A5]*1000)*1000000" office:value-type="float" office:value="10.6666666666667" calcext:value-type="float">
            <text:p>10,667 µs</text:p>
          </table:table-cell>
          <table:table-cell table:formula="of:=[.C5]*[.$B$14]" office:value-type="float" office:value="117.333333333333" calcext:value-type="float">
            <text:p>117,333 µs</text:p>
          </table:table-cell>
          <table:table-cell table:number-columns-repeated="1020"/>
        </table:table-row>
        <table:table-row table:style-name="ro1">
          <table:table-cell office:value-type="float" office:value="187.5" calcext:value-type="float">
            <text:p>187,50 kBaud</text:p>
          </table:table-cell>
          <table:table-cell table:formula="of:=[.A6]/[.$B$14]*[.$B$15]" office:value-type="float" office:value="136.363636363636" calcext:value-type="float">
            <text:p>136,36 kBit/s</text:p>
          </table:table-cell>
          <table:table-cell table:formula="of:=1/([.A6]*1000)*1000000" office:value-type="float" office:value="5.33333333333333" calcext:value-type="float">
            <text:p>5,333 µs</text:p>
          </table:table-cell>
          <table:table-cell table:formula="of:=[.C6]*[.$B$14]" office:value-type="float" office:value="58.6666666666667" calcext:value-type="float">
            <text:p>58,667 µs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,00 kBaud</text:p>
          </table:table-cell>
          <table:table-cell table:formula="of:=[.A7]/[.$B$14]*[.$B$15]" office:value-type="float" office:value="363.636363636364" calcext:value-type="float">
            <text:p>363,64 kBit/s</text:p>
          </table:table-cell>
          <table:table-cell table:formula="of:=1/([.A7]*1000)*1000000" office:value-type="float" office:value="2" calcext:value-type="float">
            <text:p>2,000 µs</text:p>
          </table:table-cell>
          <table:table-cell table:formula="of:=[.C7]*[.$B$14]" office:value-type="float" office:value="22" calcext:value-type="float">
            <text:p>22,000 µs</text:p>
          </table:table-cell>
          <table:table-cell table:number-columns-repeated="1020"/>
        </table:table-row>
        <table:table-row table:style-name="ro1">
          <table:table-cell office:value-type="float" office:value="1500" calcext:value-type="float">
            <text:p>1500,00 kBaud</text:p>
          </table:table-cell>
          <table:table-cell table:formula="of:=[.A8]/[.$B$14]*[.$B$15]" office:value-type="float" office:value="1090.90909090909" calcext:value-type="float">
            <text:p>1090,91 kBit/s</text:p>
          </table:table-cell>
          <table:table-cell table:formula="of:=1/([.A8]*1000)*1000000" office:value-type="float" office:value="0.666666666666667" calcext:value-type="float">
            <text:p>0,667 µs</text:p>
          </table:table-cell>
          <table:table-cell table:formula="of:=[.C8]*[.$B$14]" office:value-type="float" office:value="7.33333333333333" calcext:value-type="float">
            <text:p>7,333 µs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000,00 kBaud</text:p>
          </table:table-cell>
          <table:table-cell table:formula="of:=[.A9]/[.$B$14]*[.$B$15]" office:value-type="float" office:value="2181.81818181818" calcext:value-type="float">
            <text:p>2181,82 kBit/s</text:p>
          </table:table-cell>
          <table:table-cell table:formula="of:=1/([.A9]*1000)*1000000" office:value-type="float" office:value="0.333333333333333" calcext:value-type="float">
            <text:p>0,333 µs</text:p>
          </table:table-cell>
          <table:table-cell table:formula="of:=[.C9]*[.$B$14]" office:value-type="float" office:value="3.66666666666667" calcext:value-type="float">
            <text:p>3,667 µs</text:p>
          </table:table-cell>
          <table:table-cell table:number-columns-repeated="1020"/>
        </table:table-row>
        <table:table-row table:style-name="ro1">
          <table:table-cell office:value-type="float" office:value="6000" calcext:value-type="float">
            <text:p>6000,00 kBaud</text:p>
          </table:table-cell>
          <table:table-cell table:formula="of:=[.A10]/[.$B$14]*[.$B$15]" office:value-type="float" office:value="4363.63636363636" calcext:value-type="float">
            <text:p>4363,64 kBit/s</text:p>
          </table:table-cell>
          <table:table-cell table:formula="of:=1/([.A10]*1000)*1000000" office:value-type="float" office:value="0.166666666666667" calcext:value-type="float">
            <text:p>0,167 µs</text:p>
          </table:table-cell>
          <table:table-cell table:formula="of:=[.C10]*[.$B$14]" office:value-type="float" office:value="1.83333333333333" calcext:value-type="float">
            <text:p>1,833 µs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000,00 kBaud</text:p>
          </table:table-cell>
          <table:table-cell table:formula="of:=[.A11]/[.$B$14]*[.$B$15]" office:value-type="float" office:value="8727.27272727273" calcext:value-type="float">
            <text:p>8727,27 kBit/s</text:p>
          </table:table-cell>
          <table:table-cell table:formula="of:=1/([.A11]*1000)*1000000" office:value-type="float" office:value="0.0833333333333333" calcext:value-type="float">
            <text:p>0,083 µs</text:p>
          </table:table-cell>
          <table:table-cell table:formula="of:=[.C11]*[.$B$14]" office:value-type="float" office:value="0.916666666666667" calcext:value-type="float">
            <text:p>0,917 µs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Symbols/fram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Bits/fram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7" office:value-type="string" calcext:value-type="string">
            <text:p>Telegram</text:p>
          </table:table-cell>
          <table:table-cell table:style-name="ce10" office:value-type="string" calcext:value-type="string">
            <text:p>SD1; no data field</text:p>
          </table:table-cell>
          <table:table-cell table:style-name="ce10" office:value-type="string" calcext:value-type="string">
            <text:p>SD2; variable data</text:p>
          </table:table-cell>
          <table:table-cell table:style-name="ce10" office:value-type="string" calcext:value-type="string">
            <text:p>SD3; fixed data</text:p>
          </table:table-cell>
          <table:table-cell table:style-name="ce10" office:value-type="string" calcext:value-type="string">
            <text:p>SD4; token</text:p>
          </table:table-cell>
          <table:table-cell table:style-name="ce10" office:value-type="string" calcext:value-type="string">
            <text:p>SC; short ACK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7" office:value-type="string" calcext:value-type="string">
            <text:p>Start delim.</text:p>
          </table:table-cell>
          <table:table-cell table:style-name="ce10" office:value-type="string" calcext:value-type="string">
            <text:p>0x10</text:p>
          </table:table-cell>
          <table:table-cell table:style-name="ce10" office:value-type="string" calcext:value-type="string">
            <text:p>0x68</text:p>
          </table:table-cell>
          <table:table-cell table:style-name="ce10" office:value-type="string" calcext:value-type="string">
            <text:p>0xA2</text:p>
          </table:table-cell>
          <table:table-cell table:style-name="ce10" office:value-type="string" calcext:value-type="string">
            <text:p>0xDC</text:p>
          </table:table-cell>
          <table:table-cell table:style-name="ce10" office:value-type="string" calcext:value-type="string">
            <text:p>0xE5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7" office:value-type="string" calcext:value-type="string">
            <text:p>Base octet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7" office:value-type="string" calcext:value-type="string">
            <text:p>Data octets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7" office:value-type="string" calcext:value-type="string">
            <text:p>Telegram octets</text:p>
          </table:table-cell>
          <table:table-cell table:style-name="Default" table:formula="of:=SUM([.C20:.C21])" office:value-type="float" office:value="6" calcext:value-type="float">
            <text:p>6</text:p>
          </table:table-cell>
          <table:table-cell table:style-name="Default" table:formula="of:=SUM([.D20:.D21])" office:value-type="float" office:value="258" calcext:value-type="float">
            <text:p>258</text:p>
          </table:table-cell>
          <table:table-cell table:formula="of:=SUM([.E20:.E21])" office:value-type="float" office:value="14" calcext:value-type="float">
            <text:p>14</text:p>
          </table:table-cell>
          <table:table-cell table:formula="of:=SUM([.F20:.F21])" office:value-type="float" office:value="3" calcext:value-type="float">
            <text:p>3</text:p>
          </table:table-cell>
          <table:table-cell table:formula="of:=SUM([.G20:.G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10">
            <text:p>Telegram length</text:p>
          </table:table-cell>
          <table:table-cell table:style-name="ce8" table:formula="of:=[.A2]" office:value-type="float" office:value="9.6" calcext:value-type="float">
            <text:p>9,60 kBaud</text:p>
          </table:table-cell>
          <table:table-cell table:formula="of:=[.C$22]*[.$D2]" office:value-type="float" office:value="6875" calcext:value-type="float">
            <text:p>6875,000 µs</text:p>
          </table:table-cell>
          <table:table-cell table:formula="of:=[.D$22]*[.$D2]" office:value-type="float" office:value="295625" calcext:value-type="float">
            <text:p>295625,000 µs</text:p>
          </table:table-cell>
          <table:table-cell table:style-name="ce9" table:formula="of:=[.E$22]*[.$D2]" office:value-type="float" office:value="16041.6666666667" calcext:value-type="float">
            <text:p>16041,667 µs</text:p>
          </table:table-cell>
          <table:table-cell table:style-name="ce9" table:formula="of:=[.F$22]*[.$D2]" office:value-type="float" office:value="3437.5" calcext:value-type="float">
            <text:p>3437,500 µs</text:p>
          </table:table-cell>
          <table:table-cell table:style-name="ce9" table:formula="of:=[.G$22]*[.$D2]" office:value-type="float" office:value="1145.83333333333" calcext:value-type="float">
            <text:p>1145,833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3]" office:value-type="float" office:value="19.2" calcext:value-type="float">
            <text:p>19,20 kBaud</text:p>
          </table:table-cell>
          <table:table-cell table:formula="of:=[.C$22]*[.$D3]" office:value-type="float" office:value="3437.5" calcext:value-type="float">
            <text:p>3437,500 µs</text:p>
          </table:table-cell>
          <table:table-cell table:formula="of:=[.D$22]*[.$D3]" office:value-type="float" office:value="147812.5" calcext:value-type="float">
            <text:p>147812,500 µs</text:p>
          </table:table-cell>
          <table:table-cell table:style-name="ce9" table:formula="of:=[.E$22]*[.$D3]" office:value-type="float" office:value="8020.83333333333" calcext:value-type="float">
            <text:p>8020,833 µs</text:p>
          </table:table-cell>
          <table:table-cell table:style-name="ce9" table:formula="of:=[.F$22]*[.$D3]" office:value-type="float" office:value="1718.75" calcext:value-type="float">
            <text:p>1718,750 µs</text:p>
          </table:table-cell>
          <table:table-cell table:style-name="ce9" table:formula="of:=[.G$22]*[.$D3]" office:value-type="float" office:value="572.916666666667" calcext:value-type="float">
            <text:p>572,917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4]" office:value-type="float" office:value="45.45" calcext:value-type="float">
            <text:p>45,45 kBaud</text:p>
          </table:table-cell>
          <table:table-cell table:formula="of:=[.C$22]*[.$D4]" office:value-type="float" office:value="1452.14521452145" calcext:value-type="float">
            <text:p>1452,145 µs</text:p>
          </table:table-cell>
          <table:table-cell table:formula="of:=[.D$22]*[.$D4]" office:value-type="float" office:value="62442.2442244225" calcext:value-type="float">
            <text:p>62442,244 µs</text:p>
          </table:table-cell>
          <table:table-cell table:style-name="ce9" table:formula="of:=[.E$22]*[.$D4]" office:value-type="float" office:value="3388.33883388339" calcext:value-type="float">
            <text:p>3388,339 µs</text:p>
          </table:table-cell>
          <table:table-cell table:style-name="ce9" table:formula="of:=[.F$22]*[.$D4]" office:value-type="float" office:value="726.072607260726" calcext:value-type="float">
            <text:p>726,073 µs</text:p>
          </table:table-cell>
          <table:table-cell table:style-name="ce9" table:formula="of:=[.G$22]*[.$D4]" office:value-type="float" office:value="242.024202420242" calcext:value-type="float">
            <text:p>242,024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5]" office:value-type="float" office:value="93.75" calcext:value-type="float">
            <text:p>93,75 kBaud</text:p>
          </table:table-cell>
          <table:table-cell table:formula="of:=[.C$22]*[.$D5]" office:value-type="float" office:value="704" calcext:value-type="float">
            <text:p>704,000 µs</text:p>
          </table:table-cell>
          <table:table-cell table:formula="of:=[.D$22]*[.$D5]" office:value-type="float" office:value="30272" calcext:value-type="float">
            <text:p>30272,000 µs</text:p>
          </table:table-cell>
          <table:table-cell table:style-name="ce9" table:formula="of:=[.E$22]*[.$D5]" office:value-type="float" office:value="1642.66666666667" calcext:value-type="float">
            <text:p>1642,667 µs</text:p>
          </table:table-cell>
          <table:table-cell table:style-name="ce9" table:formula="of:=[.F$22]*[.$D5]" office:value-type="float" office:value="352" calcext:value-type="float">
            <text:p>352,000 µs</text:p>
          </table:table-cell>
          <table:table-cell table:style-name="ce9" table:formula="of:=[.G$22]*[.$D5]" office:value-type="float" office:value="117.333333333333" calcext:value-type="float">
            <text:p>117,333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6]" office:value-type="float" office:value="187.5" calcext:value-type="float">
            <text:p>187,50 kBaud</text:p>
          </table:table-cell>
          <table:table-cell table:formula="of:=[.C$22]*[.$D6]" office:value-type="float" office:value="352" calcext:value-type="float">
            <text:p>352,000 µs</text:p>
          </table:table-cell>
          <table:table-cell table:formula="of:=[.D$22]*[.$D6]" office:value-type="float" office:value="15136" calcext:value-type="float">
            <text:p>15136,000 µs</text:p>
          </table:table-cell>
          <table:table-cell table:style-name="ce9" table:formula="of:=[.E$22]*[.$D6]" office:value-type="float" office:value="821.333333333333" calcext:value-type="float">
            <text:p>821,333 µs</text:p>
          </table:table-cell>
          <table:table-cell table:style-name="ce9" table:formula="of:=[.F$22]*[.$D6]" office:value-type="float" office:value="176" calcext:value-type="float">
            <text:p>176,000 µs</text:p>
          </table:table-cell>
          <table:table-cell table:style-name="ce9" table:formula="of:=[.G$22]*[.$D6]" office:value-type="float" office:value="58.6666666666667" calcext:value-type="float">
            <text:p>58,667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7]" office:value-type="float" office:value="500" calcext:value-type="float">
            <text:p>500,00 kBaud</text:p>
          </table:table-cell>
          <table:table-cell table:formula="of:=[.C$22]*[.$D7]" office:value-type="float" office:value="132" calcext:value-type="float">
            <text:p>132,000 µs</text:p>
          </table:table-cell>
          <table:table-cell table:formula="of:=[.D$22]*[.$D7]" office:value-type="float" office:value="5676" calcext:value-type="float">
            <text:p>5676,000 µs</text:p>
          </table:table-cell>
          <table:table-cell table:style-name="ce9" table:formula="of:=[.E$22]*[.$D7]" office:value-type="float" office:value="308" calcext:value-type="float">
            <text:p>308,000 µs</text:p>
          </table:table-cell>
          <table:table-cell table:style-name="ce9" table:formula="of:=[.F$22]*[.$D7]" office:value-type="float" office:value="66" calcext:value-type="float">
            <text:p>66,000 µs</text:p>
          </table:table-cell>
          <table:table-cell table:style-name="ce9" table:formula="of:=[.G$22]*[.$D7]" office:value-type="float" office:value="22" calcext:value-type="float">
            <text:p>22,000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8]" office:value-type="float" office:value="1500" calcext:value-type="float">
            <text:p>1500,00 kBaud</text:p>
          </table:table-cell>
          <table:table-cell table:formula="of:=[.C$22]*[.$D8]" office:value-type="float" office:value="44" calcext:value-type="float">
            <text:p>44,000 µs</text:p>
          </table:table-cell>
          <table:table-cell table:formula="of:=[.D$22]*[.$D8]" office:value-type="float" office:value="1892" calcext:value-type="float">
            <text:p>1892,000 µs</text:p>
          </table:table-cell>
          <table:table-cell table:style-name="ce9" table:formula="of:=[.E$22]*[.$D8]" office:value-type="float" office:value="102.666666666667" calcext:value-type="float">
            <text:p>102,667 µs</text:p>
          </table:table-cell>
          <table:table-cell table:style-name="ce9" table:formula="of:=[.F$22]*[.$D8]" office:value-type="float" office:value="22" calcext:value-type="float">
            <text:p>22,000 µs</text:p>
          </table:table-cell>
          <table:table-cell table:style-name="ce9" table:formula="of:=[.G$22]*[.$D8]" office:value-type="float" office:value="7.33333333333333" calcext:value-type="float">
            <text:p>7,333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9]" office:value-type="float" office:value="3000" calcext:value-type="float">
            <text:p>3000,00 kBaud</text:p>
          </table:table-cell>
          <table:table-cell table:formula="of:=[.C$22]*[.$D9]" office:value-type="float" office:value="22" calcext:value-type="float">
            <text:p>22,000 µs</text:p>
          </table:table-cell>
          <table:table-cell table:formula="of:=[.D$22]*[.$D9]" office:value-type="float" office:value="946" calcext:value-type="float">
            <text:p>946,000 µs</text:p>
          </table:table-cell>
          <table:table-cell table:style-name="ce9" table:formula="of:=[.E$22]*[.$D9]" office:value-type="float" office:value="51.3333333333333" calcext:value-type="float">
            <text:p>51,333 µs</text:p>
          </table:table-cell>
          <table:table-cell table:style-name="ce9" table:formula="of:=[.F$22]*[.$D9]" office:value-type="float" office:value="11" calcext:value-type="float">
            <text:p>11,000 µs</text:p>
          </table:table-cell>
          <table:table-cell table:style-name="ce9" table:formula="of:=[.G$22]*[.$D9]" office:value-type="float" office:value="3.66666666666667" calcext:value-type="float">
            <text:p>3,667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10]" office:value-type="float" office:value="6000" calcext:value-type="float">
            <text:p>6000,00 kBaud</text:p>
          </table:table-cell>
          <table:table-cell table:formula="of:=[.C$22]*[.$D10]" office:value-type="float" office:value="11" calcext:value-type="float">
            <text:p>11,000 µs</text:p>
          </table:table-cell>
          <table:table-cell table:formula="of:=[.D$22]*[.$D10]" office:value-type="float" office:value="473" calcext:value-type="float">
            <text:p>473,000 µs</text:p>
          </table:table-cell>
          <table:table-cell table:style-name="ce9" table:formula="of:=[.E$22]*[.$D10]" office:value-type="float" office:value="25.6666666666667" calcext:value-type="float">
            <text:p>25,667 µs</text:p>
          </table:table-cell>
          <table:table-cell table:style-name="ce9" table:formula="of:=[.F$22]*[.$D10]" office:value-type="float" office:value="5.5" calcext:value-type="float">
            <text:p>5,500 µs</text:p>
          </table:table-cell>
          <table:table-cell table:style-name="ce9" table:formula="of:=[.G$22]*[.$D10]" office:value-type="float" office:value="1.83333333333333" calcext:value-type="float">
            <text:p>1,833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11]" office:value-type="float" office:value="12000" calcext:value-type="float">
            <text:p>12000,00 kBaud</text:p>
          </table:table-cell>
          <table:table-cell table:formula="of:=[.C$22]*[.$D11]" office:value-type="float" office:value="5.5" calcext:value-type="float">
            <text:p>5,500 µs</text:p>
          </table:table-cell>
          <table:table-cell table:formula="of:=[.D$22]*[.$D11]" office:value-type="float" office:value="236.5" calcext:value-type="float">
            <text:p>236,500 µs</text:p>
          </table:table-cell>
          <table:table-cell table:style-name="ce9" table:formula="of:=[.E$22]*[.$D11]" office:value-type="float" office:value="12.8333333333333" calcext:value-type="float">
            <text:p>12,833 µs</text:p>
          </table:table-cell>
          <table:table-cell table:style-name="ce9" table:formula="of:=[.F$22]*[.$D11]" office:value-type="float" office:value="2.75" calcext:value-type="float">
            <text:p>2,750 µs</text:p>
          </table:table-cell>
          <table:table-cell table:style-name="ce9" table:formula="of:=[.G$22]*[.$D11]" office:value-type="float" office:value="0.916666666666667" calcext:value-type="float">
            <text:p>0,917 µs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/>
          <table:table-cell table:style-name="Default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/>
      <number:text> kBaud</number:text>
    </number:number-style>
    <number:number-style style:name="N110">
      <number:number number:decimal-places="2" loext:min-decimal-places="2" number:min-integer-digits="1"/>
      <number:text> kBaud</number:text>
    </number:number-style>
    <number:number-style style:name="N111">
      <number:number number:decimal-places="2" loext:min-decimal-places="2" number:min-integer-digits="1"/>
      <number:text> kBit/s</number:text>
    </number:number-style>
    <number:number-style style:name="N112">
      <number:number number:decimal-places="3" loext:min-decimal-places="3" number:min-integer-digits="1"/>
      <number:text> ms/frame</number:text>
    </number:number-style>
    <number:number-style style:name="N113">
      <number:number number:decimal-places="3" loext:min-decimal-places="3" number:min-integer-digits="1"/>
      <number:text> µs/frame</number:text>
    </number:number-style>
    <number:number-style style:name="N114">
      <number:number number:decimal-places="3" loext:min-decimal-places="3" number:min-integer-digits="1"/>
      <number:text> µs</number:text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.00.0000</text:date>, <text:time style:data-style-name="N2" text:time-value="18:49:26.0553039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üsch</meta:initial-creator>
    <meta:creation-date>2016-04-15T19:12:10.816917820</meta:creation-date>
    <dc:date>2016-04-23T21:15:47.515633102</dc:date>
    <dc:creator>Michael Büsch</dc:creator>
    <meta:editing-duration>PT3H3M30S</meta:editing-duration>
    <meta:editing-cycles>30</meta:editing-cycles>
    <meta:generator>LibreOffice/5.1.3.1$Linux_X86_64 LibreOffice_project/10m0$Build-1</meta:generator>
    <meta:document-statistic meta:table-count="1" meta:cell-count="139" meta:object-count="0"/>
  </office:meta>
</office:document-meta>
</file>